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fo:keep-with-next="alway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fo:keep-with-next="alway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fo:keep-with-next="alway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fo:keep-with-next="alway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8cb8" officeooo:paragraph-rsid="00038cb8"/>
    </style:style>
    <style:style style:name="P4" style:family="paragraph" style:parent-style-name="Table_20_Contents">
      <style:text-properties officeooo:rsid="00038cb8" officeooo:paragraph-rsid="00038cb8"/>
    </style:style>
    <style:style style:name="P5" style:family="paragraph" style:parent-style-name="Table_20_Contents">
      <style:text-properties style:font-name="Liberation Sans" fo:font-size="16.1000003814697pt" officeooo:rsid="00038cb8" officeooo:paragraph-rsid="00038cb8" style:font-name-asian="Droid Sans Fallback" style:font-size-asian="16.1000003814697pt" style:font-name-complex="FreeSans" style:font-size-complex="16.1000003814697pt"/>
    </style:style>
    <style:style style:name="P6" style:family="paragraph" style:parent-style-name="Table_20_Contents">
      <style:text-properties officeooo:rsid="00051142" officeooo:paragraph-rsid="00051142"/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Table">
      <style:text-properties officeooo:rsid="00038cb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6138_29595750" text:style-name="Index_20_Link" text:visited-style-name="Index_20_Link">Title1<text:tab/>1</text:a></text:p>
          <text:p text:style-name="P7"><text:a xlink:type="simple" xlink:href="#__RefHeading__6142_29595750" text:style-name="Index_20_Link" text:visited-style-name="Index_20_Link">Title11<text:tab/>1</text:a></text:p>
          <text:p text:style-name="P7"><text:a xlink:type="simple" xlink:href="#__RefHeading__6144_29595750" text:style-name="Index_20_Link" text:visited-style-name="Index_20_Link">Title12<text:tab/>1</text:a></text:p>
          <text:p text:style-name="P2"><text:a xlink:type="simple" xlink:href="#__RefHeading__6140_29595750" text:style-name="Index_20_Link" text:visited-style-name="Index_20_Link">Title2<text:tab/>1</text:a></text:p>
        </text:index-body>
      </text:table-of-content>
      <text:h text:style-name="Heading_20_1" text:outline-level="1" text:is-list-header="true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">1.1. Table<text:tab/>1</text:p>
          <text:p text:style-name="P1">1.2. Table: xxx<text:tab/>1</text:p>
          <text:p text:style-name="P1">1.3. Table: ggg<text:tab/>1</text:p>
          <text:p text:style-name="P1">2.1. Table: vvv<text:tab/>2</text:p>
        </text:index-body>
      </text:table-index>
      <text:h text:style-name="Heading_20_1" text:outline-level="1" text:is-list-header="true"/>
      <text:h text:style-name="Heading_20_1" text:outline-level="1"><text:bookmark-start text:name="__RefHeading__6138_29595750"/>Title1<text:bookmark-end text:name="__RefHeading__6138_29595750"/></text:h>
      <text:p text:style-name="P3">Alma</text:p>
      <text:p text:style-name="P3">korte</text:p>
      <text:p text:style-name="P3">szilv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</text:p>
          </table:table-cell>
          <table:table-cell table:style-name="Table1.B1" office:value-type="string">
            <text:p text:style-name="P4">a</text:p>
          </table:table-cell>
        </table:table-row>
        <table:table-row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4">a</text:p>
          </table:table-cell>
        </table:table-row>
      </table:table>
      <text:p text:style-name="Table"><text:sequence text:ref-name="refTable0" text:name="Table" text:formula="ooow:Table+1" style:num-format="1">1.1</text:sequence>. Table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b</text:p>
          </table:table-cell>
          <table:table-cell table:style-name="Table3.B1" office:value-type="string">
            <text:p text:style-name="P5">b</text:p>
          </table:table-cell>
        </table:table-row>
        <table:table-row>
          <table:table-cell table:style-name="Table3.A2" office:value-type="string">
            <text:p text:style-name="P5">b</text:p>
          </table:table-cell>
          <table:table-cell table:style-name="Table3.B2" office:value-type="string">
            <text:p text:style-name="P5">b</text:p>
          </table:table-cell>
        </table:table-row>
      </table:table>
      <text:p text:style-name="Table"><text:sequence text:ref-name="refTable1" text:name="Table" text:formula="ooow:Table+1" style:num-format="1">1.2</text:sequence>. Table: xxx</text:p>
      <text:h text:style-name="Heading_20_2" text:outline-level="2"><text:bookmark-start text:name="__RefHeading__6142_29595750"/>Title11<text:bookmark-end text:name="__RefHeading__6142_29595750"/></text:h>
      <text:p text:style-name="P3">Alma</text:p>
      <text:p text:style-name="P3">korte</text:p>
      <text:p text:style-name="P3">szilva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c</text:p>
          </table:table-cell>
          <table:table-cell table:style-name="Table4.B1" office:value-type="string">
            <text:p text:style-name="P4">c</text:p>
          </table:table-cell>
        </table:table-row>
        <table:table-row>
          <table:table-cell table:style-name="Table4.A2" office:value-type="string">
            <text:p text:style-name="P4">c</text:p>
          </table:table-cell>
          <table:table-cell table:style-name="Table4.B2" office:value-type="string">
            <text:p text:style-name="P6">j</text:p>
          </table:table-cell>
        </table:table-row>
      </table:table>
      <text:p text:style-name="Table"><text:sequence text:ref-name="refTable2" text:name="Table" text:formula="ooow:Table+1" style:num-format="1">1.3</text:sequence>. Table: ggg</text:p>
      <text:p text:style-name="Table"/>
      <text:p text:style-name="Table"><text:soft-page-break/></text:p>
      <text:p text:style-name="Table"/>
      <text:p text:style-name="P3"/>
      <text:h text:style-name="Heading_20_2" text:outline-level="2"><text:bookmark-start text:name="__RefHeading__6144_29595750"/>Title12<text:bookmark-end text:name="__RefHeading__6144_29595750"/></text:h>
      <text:p text:style-name="P3">Alma</text:p>
      <text:p text:style-name="P3">korte</text:p>
      <text:p text:style-name="P3">szilva</text:p>
      <text:h text:style-name="Heading_20_1" text:outline-level="1"><text:bookmark-start text:name="__RefHeading__6140_29595750"/>Title2<text:bookmark-end text:name="__RefHeading__6140_29595750"/></text:h>
      <text:p text:style-name="P3">Alma</text:p>
      <text:p text:style-name="P3">korte</text:p>
      <text:p text:style-name="P3">szilv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b</text:p>
          </table:table-cell>
          <table:table-cell table:style-name="Table2.B1" office:value-type="string">
            <text:p text:style-name="P4">b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B2" office:value-type="string">
            <text:p text:style-name="P4">b</text:p>
          </table:table-cell>
        </table:table-row>
      </table:table>
      <text:p text:style-name="Table"><text:sequence text:ref-name="refTable3" text:name="Table" text:formula="ooow:Table+1" style:num-format="1">2.1</text:sequence>. Table: vvv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18:56.543542199</meta:creation-date>
    <meta:generator>LibreOffice/4.2.8.2$Linux_X86_64 LibreOffice_project/420m0$Build-2</meta:generator>
    <dc:date>2016-06-08T20:58:04.579231510</dc:date>
    <meta:editing-duration>P0D</meta:editing-duration>
    <meta:editing-cycles>1</meta:editing-cycles>
    <meta:document-statistic meta:table-count="4" meta:image-count="0" meta:object-count="0" meta:page-count="2" meta:paragraph-count="46" meta:word-count="76" meta:character-count="294" meta:non-whitespace-character-count="268"/>
  </office:meta>
</office:document-meta>
</file>